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style:text-position="super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5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8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11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36.45pt" fo:text-indent="-5.40pt">
        <style:tab-stops>
          <style:tab-stop style:position="172.65pt"/>
          <style:tab-stop style:position="32860.05pt"/>
        </style:tab-stops>
      </style:paragraph-properties>
    </style:style>
    <style:style style:name="P14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2.904167in"/>
    </style:style>
    <style:style style:name="TableColumn0101" style:family="table-column">
      <style:table-column-properties style:column-width="2.726389in"/>
    </style:style>
    <style:style style:name="Table01" style:family="table">
      <style:table-properties style:width="5.630556in" fo:margin-left="0.000000in" style:writing-mode="lr" table:align="left" style:may-break-between-rows="true"/>
    </style:style>
    <style:style style:name="TableRow0100" style:family="table-row">
      <style:table-row-properties style:min-row-height="0.188194in"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188194in"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 style:min-row-height="0.177083in"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 style:min-row-height="0.188194in"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<text:s text:c="73"/>ASSIGNMENT-3</text:span></text:p>
      <text:p text:style-name="P1"><text:span text:style-name="T1"><text:s text:c="69"/>PYTHON PROGRAM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<text:s text:c="20"/></text:span></text:p>
            <text:p text:style-name="P3"><text:span text:style-name="T3">ASSIGNMENT DATE</text:span><text:span text:style-name="T4"/></text:p>
          </table:table-cell>
          <table:table-cell table:style-name="TableCell010001">
            <text:p text:style-name="P3"><text:span text:style-name="T4"/></text:p>
            <text:p text:style-name="P3"><text:span text:style-name="T5">8</text:span><text:span text:style-name="T6">th</text:span><text:span text:style-name="T7"><text:s/>Oct 2022</text:span><text:span text:style-name="T8"/></text:p>
          </table:table-cell>
        </table:table-row>
        <table:table-row table:style-name="TableRow0101">
          <table:table-cell table:style-name="TableCell010100">
            <text:p text:style-name="P6"><text:span text:style-name="T8"/></text:p>
            <text:p text:style-name="P6"><text:span text:style-name="T9">NAME</text:span><text:span text:style-name="T10"/></text:p>
          </table:table-cell>
          <table:table-cell table:style-name="TableCell010101">
            <text:p text:style-name="P6"><text:span text:style-name="T10"/></text:p>
            <text:p text:style-name="P6"><text:span text:style-name="T11">A.Akshaya</text:span><text:span text:style-name="T12"/></text:p>
          </table:table-cell>
        </table:table-row>
        <table:table-row table:style-name="TableRow0102">
          <table:table-cell table:style-name="TableCell010200">
            <text:p text:style-name="P9"><text:span text:style-name="T12"/></text:p>
            <text:p text:style-name="P9"><text:span text:style-name="T13">ROLL NO</text:span><text:span text:style-name="T14"/></text:p>
          </table:table-cell>
          <table:table-cell table:style-name="TableCell010201">
            <text:p text:style-name="P9"><text:span text:style-name="T14"/></text:p>
            <text:p text:style-name="P9"><text:span text:style-name="T15">960219106015</text:span><text:span text:style-name="T16"/></text:p>
          </table:table-cell>
        </table:table-row>
        <table:table-row table:style-name="TableRow0103">
          <table:table-cell table:style-name="TableCell010300">
            <text:p text:style-name="P12"><text:span text:style-name="T16"/></text:p>
            <text:p text:style-name="P12"><text:span text:style-name="T17">MAXIMUM MARKS</text:span><text:span text:style-name="T18"/></text:p>
          </table:table-cell>
          <table:table-cell table:style-name="TableCell010301">
            <text:p text:style-name="P12"><text:span text:style-name="T18"/></text:p>
            <text:p text:style-name="P12"><text:span text:style-name="T19">2 marks</text:span><text:span text:style-name="T20"/></text:p>
          </table:table-cell>
        </table:table-row>
      </table:table>
      <text:p text:style-name="P14"><text:span text:style-name="T20"/></text:p>
      <text:p text:style-name="P14"><text:span text:style-name="T20"/></text:p>
      <text:p text:style-name="P14"><text:span text:style-name="T21">QUESTION:</text:span></text:p>
      <text:p text:style-name="P14"><text:span text:style-name="T22">Write python code for blinking LED and Traffic lights for Raspberry pi.</text:span></text:p>
      <text:p text:style-name="P14"><text:span text:style-name="T23">CODE:</text:span></text:p>
      <text:p text:style-name="P14"><text:span text:style-name="T24">import RPi.GPI0 as GPI0</text:span></text:p>
      <text:p text:style-name="P14"><text:span text:style-name="T24">import time</text:span></text:p>
      <text:p text:style-name="P14"><text:span text:style-name="T24">GPI0.setmode(GPI0.BOARD)</text:span></text:p>
      <text:p text:style-name="P14"><text:span text:style-name="T24">GPI0.setup(7,GPI0.OUT)</text:span></text:p>
      <text:p text:style-name="P14"><text:span text:style-name="T24">GPI0.setup(11,GPI0.OUT)</text:span></text:p>
      <text:p text:style-name="P14"><text:span text:style-name="T24">GPIO.setup(13,GPI0.OUT)</text:span></text:p>
      <text:p text:style-name="P14"><text:span text:style-name="T24">GPI0.setup(15,GPI0.IN,pull_up_down_=GPI0.UP)</text:span></text:p>
      <text:p text:style-name="P14"><text:span text:style-name="T24">def turn_on(pin,seconds):</text:span></text:p>
      <text:p text:style-name="P14"><text:span text:style-name="T24"><text:s text:c="4"/>GPI0.output(pin.GPI0.HIGH)</text:span></text:p>
      <text:p text:style-name="P14"><text:span text:style-name="T24"><text:s text:c="4"/>time.sleep(seconds)</text:span></text:p>
      <text:p text:style-name="P14"><text:span text:style-name="T24">def turn_off(pin,seconds):</text:span></text:p>
      <text:p text:style-name="P14"><text:span text:style-name="T24"><text:s text:c="4"/>GPI0.output(pin.GPI0.LOW)</text:span></text:p>
      <text:p text:style-name="P14"><text:span text:style-name="T24"><text:s text:c="4"/>time.sleep(seconds)</text:span></text:p>
      <text:p text:style-name="P14"><text:span text:style-name="T24">try:</text:span></text:p>
      <text:p text:style-name="P14"><text:span text:style-name="T24"><text:s text:c="4"/>while True:</text:span></text:p>
      <text:p text:style-name="P14"><text:span text:style-name="T24"><text:s text:c="8"/>button_state=GPI0.input(15)</text:span></text:p>
      <text:p text:style-name="P14"><text:span text:style-name="T24"><text:s text:c="8"/>if button_state==True:</text:span></text:p>
      <text:p text:style-name="P14"><text:span text:style-name="T24"><text:s text:c="12"/>turn_on(13,2)</text:span></text:p>
      <text:p text:style-name="P14"><text:span text:style-name="T24"><text:s text:c="12"/>turn_off(13,.1)</text:span></text:p>
      <text:p text:style-name="P14"><text:span text:style-name="T24"><text:s text:c="12"/>turn_on(7,4)</text:span></text:p>
      <text:p text:style-name="P14"><text:span text:style-name="T24"><text:s text:c="12"/>turn_off(7,.1)</text:span></text:p>
      <text:p text:style-name="P14"><text:span text:style-name="T24"><text:s text:c="12"/>turn_on(11,1)</text:span></text:p>
      <text:p text:style-name="P14"><text:span text:style-name="T24"><text:s text:c="12"/>turn_off(11,.1)</text:span></text:p>
      <text:p text:style-name="P14"><text:span text:style-name="T24"><text:s text:c="9"/>else:</text:span></text:p>
      <text:p text:style-name="P14"><text:span text:style-name="T24"><text:s text:c="13"/>if button_state==False:</text:span></text:p>
      <text:p text:style-name="P14"><text:span text:style-name="T24"><text:s text:c="17"/>GPI0.output(7,GPI0.LOW)</text:span></text:p>
      <text:p text:style-name="P14"><text:span text:style-name="T24"><text:s text:c="17"/>GPI0.output(11,GPI0.LOW)</text:span></text:p>
      <text:p text:style-name="P14"><text:span text:style-name="T24"><text:s text:c="17"/>GPI0.output(13,GPI0.LOW)</text:span></text:p>
      <text:p text:style-name="P14"><text:span text:style-name="T24"><text:s text:c="17"/>time.sleep(.1)</text:span></text:p>
      <text:p text:style-name="P14"><text:span text:style-name="T24">except KeywordInterrupt:</text:span></text:p>
      <text:p text:style-name="P14"><text:span text:style-name="T24"><text:s text:c="4"/>GPI0.cleanup()</text:span></text:p>
      <text:p text:style-name="P14"><text:span text:style-name="T24"><text:s text:c="4"/>print("TRAFFIC LIGHT SEQUENCE DONE")</text:span></text:p>
      <text:p text:style-name="P14"><text:span text:style-name="T24"/></text:p>
      <text:p text:style-name="P14"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